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hninger</text:p>
      <text:p text:style-name="Standard">Most biomolecules can be regarded as derivatives of hydrocarbons. 12</text:p>
      <text:p text:style-name="Standard">Carbohydrates are the must abundant biomolecules on Earth. Each year, photosynthesis converts more than 100 billion metric tons of C02 and H2O into cellulose and other plant products. 235</text:p>
      <text:p text:style-name="Standard">Fats and oils are the principle stored forms of energy in many organisms. … The fatty acids are hydrocarbon derivatives. 3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5T11:27:22</meta:creation-date>
    <dc:date>2012-06-15T11:30:25</dc:date>
    <meta:editing-duration>P0D</meta:editing-duration>
    <meta:editing-cycles>1</meta:editing-cycles>
    <meta:document-statistic meta:table-count="0" meta:image-count="0" meta:object-count="0" meta:page-count="1" meta:paragraph-count="4" meta:word-count="61" meta:character-count="388" meta:non-whitespace-character-count="331"/>
    <meta:generator>LibreOffice/3.5$Linux_x86 LibreOffice_project/350m1$Build-2</meta:generator>
  </office:meta>
</office:document-meta>
</file>